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gshR5gxFb1f3fK1lJ3igDJy0te2eqZ0AVos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01:32:36.774279188</meta:creation-date>
    <dc:date>2023-03-16T01:33:20.037003198</dc:date>
    <meta:editing-duration>PT45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7.2$Linux_X86_64 LibreOffice_project/30$Build-2</meta:generator>
  </office:meta>
</office:document-meta>
</file>